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1pt"/>
    </style:style>
    <style:style style:name="co2" style:family="table-column">
      <style:table-column-properties fo:break-before="auto" style:column-width="188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275.41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79.54pt"/>
    </style:style>
    <style:style style:name="co14" style:family="table-column">
      <style:table-column-properties fo:break-before="auto" style:column-width="151.91pt"/>
    </style:style>
    <style:style style:name="co15" style:family="table-column">
      <style:table-column-properties fo:break-before="auto" style:column-width="158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Enum Counter</text:p>
          </table:table-cell>
          <table:table-cell office:value-type="string" calcext:value-type="string">
            <text:p>O = Required X = Not Accepted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from_currency</text:p>
          </table:table-cell>
          <table:table-cell table:style-name="ce4" office:value-type="string" calcext:value-type="string">
            <text:p>to_currency</text:p>
          </table:table-cell>
          <table:table-cell table:style-name="ce4" office:value-type="string" calcext:value-type="string">
            <text:p>market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time_period</text:p>
          </table:table-cell>
          <table:table-cell table:style-name="ce4" office:value-type="string" calcext:value-type="string">
            <text:p>series_type</text:p>
          </table:table-cell>
          <table:table-cell table:style-name="ce4" office:value-type="string" calcext:value-type="string">
            <text:p>slowlimit</text:p>
          </table:table-cell>
          <table:table-cell table:style-name="ce4" office:value-type="string" calcext:value-type="string">
            <text:p>fastlimit</text:p>
          </table:table-cell>
          <table:table-cell table:style-name="ce4" office:value-type="string" calcext:value-type="string">
            <text:p>slowperiod</text:p>
          </table:table-cell>
          <table:table-cell table:style-name="ce4" office:value-type="string" calcext:value-type="string">
            <text:p>fastperiod</text:p>
          </table:table-cell>
          <table:table-cell table:style-name="ce4" office:value-type="string" calcext:value-type="string">
            <text:p>signalperiod</text:p>
          </table:table-cell>
          <table:table-cell table:style-name="ce4" office:value-type="string" calcext:value-type="string">
            <text:p>slowmattype</text:p>
          </table:table-cell>
          <table:table-cell table:style-name="ce4" office:value-type="string" calcext:value-type="string">
            <text:p>fastmattype</text:p>
          </table:table-cell>
          <table:table-cell table:style-name="ce4" office:value-type="string" calcext:value-type="string">
            <text:p>typesignalmat</text:p>
          </table:table-cell>
          <table:table-cell table:style-name="ce4" office:value-type="string" calcext:value-type="string">
            <text:p>outputsize (default compact)</text:p>
          </table:table-cell>
          <table:table-cell table:style-name="ce4" office:value-type="string" calcext:value-type="string">
            <text:p>datatype (default json)</text:p>
          </table:table-cell>
          <table:table-cell table:style-name="ce4" office:value-type="string" calcext:value-type="string">
            <text:p>apikey</text:p>
          </table:table-cell>
        </table:table-row>
        <table:table-row table:style-name="ro2">
          <table:table-cell table:style-name="ce2" office:value-type="string" calcext:value-type="string" table:number-columns-spanned="20" table:number-rows-spanned="1">
            <text:p>Stock Time Series Data</text:p>
          </table:table-cell>
          <table:covered-table-cell table:style-name="ce2" office:value-type="string" calcext:value-type="string">
            <text:p>Stock Time Series Data</text:p>
          </table:covered-table-cell>
          <table:covered-table-cell table:number-columns-repeated="18" table:style-name="ce4"/>
          <table:table-cell table:style-name="ce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IME_SERIES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IME_SERIES_DAI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IME_SERIES_DAI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_SERIES_WEEK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IME_SERIES_WEEK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IME_SERIES_MONTH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IME_SERIES_MONTH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ATCH_STOCK_QUOTE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 table:number-columns-spanned="20" table:number-rows-spanned="1">
            <text:p>Foreign Exchange</text:p>
          </table:table-cell>
          <table:covered-table-cell table:style-name="ce2" office:value-type="string" calcext:value-type="string">
            <text:p>Foreign Exchange</text:p>
          </table:covered-table-cell>
          <table:covered-table-cell table:number-columns-repeated="1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URRENCY_EXCHANGE_RATE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 table:number-columns-spanned="20" table:number-rows-spanned="1">
            <text:p>Digital/Crypto Currencies</text:p>
          </table:table-cell>
          <table:covered-table-cell table:style-name="ce2" office:value-type="string" calcext:value-type="string">
            <text:p>Digital/Crypto Currencies</text:p>
          </table:covered-table-cell>
          <table:covered-table-cell table:number-columns-repeated="18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IGITAL_CURRENCY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2" office:value-type="string" calcext:value-type="string" table:number-columns-spanned="20" table:number-rows-spanned="1">
            <text:p>Technical Indicators</text:p>
          </table:table-cell>
          <table:covered-table-cell table:style-name="ce2" office:value-type="string" calcext:value-type="string">
            <text:p>Technical Indicators</text:p>
          </table:covered-table-cell>
          <table:covered-table-cell table:number-columns-repeated="1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W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D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RI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M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Positive floats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3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MAC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Positive Integers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MACDEX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TOC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TOCHF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TOCH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ILL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DX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A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MO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BO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CC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M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RO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ROC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AROO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AROON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MF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TRI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ULT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IN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PL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IN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PL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BBANDS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IDPO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IDPRIC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A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TRANG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N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A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AD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OBV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HT_TRENDL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HT_S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HT_TRENDMOD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HT_DCPERIO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HT_DCPHAS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HT_PHAS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SECT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0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1:59:10.93047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14:31.294539661</meta:creation-date>
    <dc:date>2018-05-06T20:00:32.116316574</dc:date>
    <meta:editing-duration>P22DT7H51M33S</meta:editing-duration>
    <meta:editing-cycles>98</meta:editing-cycles>
    <meta:generator>LibreOffice/5.1.6.2$Linux_X86_64 LibreOffice_project/10m0$Build-2</meta:generator>
    <meta:document-statistic meta:table-count="1" meta:cell-count="944" meta:object-count="0"/>
  </office:meta>
</office:document-meta>
</file>